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226" officeooo:paragraph-rsid="00076226"/>
    </style:style>
    <style:style style:name="P2" style:family="paragraph" style:parent-style-name="Standard">
      <style:text-properties officeooo:rsid="0008fe67" officeooo:paragraph-rsid="0008f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  <text:p text:style-name="P1">I have a Master's degree in Geography from the University of Freiburg and a Master's degree in Geoinformatics from the University of Mainz</text:p>
      <text:p text:style-name="P1"/>
      <text:p text:style-name="P1">Projections</text:p>
      <text:p text:style-name="P1"/>
      <text:p text:style-name="P1">We want to display a three-dimensional object (the earth ;-)) in two dimensions (namely on a screen or paper).</text:p>
      <text:p text:style-name="P1"/>
      <text:p text:style-name="P1">There are various approaches to this:</text:p>
      <text:p text:style-name="P1"/>
      <text:p text:style-name="P1">What is the difference between geographic coordinate systems and projected coordinate systems?</text:p>
      <text:p text:style-name="P1"/>
      <text:p text:style-name="P1">Geographical coordinate systems:</text:p>
      <text:p text:style-name="P1">Longitude and latitude coordinates</text:p>
      <text:p text:style-name="P1">on a sphere / (rotational) ellipsoid</text:p>
      <text:p text:style-name="P1"/>
      <text:p text:style-name="P1">Projected coordinate systems:</text:p>
      <text:p text:style-name="P1">Mathematical conversion to convert longitude and latitude coordinates located on the earth's surface into a two-dimensional surface.</text:p>
      <text:p text:style-name="P1"/>
      <text:p text:style-name="P1"/>
      <text:p text:style-name="P1"/>
      <text:p text:style-name="P1">The projections should fulfil three requirements:</text:p>
      <text:p text:style-name="P1"/>
      <text:p text:style-name="P1">Longitudinal fidelity (i.e. the measured distance on the map corresponds to the actual distance on earth)</text:p>
      <text:p text:style-name="P1">Area fidelity (i.e. the calculated area on the map corresponds to the actual area on the earth)</text:p>
      <text:p text:style-name="P1">Angular fidelity (i.e. the measured angles on the map correspond to the actual angles on the earth)</text:p>
      <text:p text:style-name="P1">But only the globe fulfils all three criteria at the same time, because with every mapping of the curved surface of the earth onto a flat map, one or two criteria must be neglected, depending on what purpose the map is intended to fulfil. In addition, distortions, i.e. deviations from the true-to-life image, can occur to a greater extent at the edges of the map.</text:p>
      <text:p text:style-name="P1">What are projected coordinate systems?</text:p>
      <text:p text:style-name="P1"/>
      <text:p text:style-name="P1"/>
      <text:p text:style-name="P1"/>
      <text:p text:style-name="P1"/>
      <text:p text:style-name="P1"/>
      <text:p text:style-name="P1"/>
      <text:p text:style-name="P2">QGIS GUI</text:p>
      <text:p text:style-name="P2"/>
      <text:p text:style-name="P2">directory tree</text:p>
      <text:p text:style-name="P2"/>
      <text:p text:style-name="P2">tabs → vector, raster, process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7:27:57.360662883</meta:creation-date>
    <dc:date>2023-11-12T18:29:40.342279544</dc:date>
    <meta:editing-duration>PT41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0" meta:character-count="1470" meta:non-whitespace-character-count="1260"/>
  </office:meta>
</office:document-meta>
</file>